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/>
      <style:text-properties fo:color="#202122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fo:color="#000000" fo:font-size="14pt" style:font-size-asian="14pt" style:font-size-complex="14pt"/>
    </style:style>
    <style:style style:name="ce4" style:family="table-cell" style:parent-style-name="Default" style:data-style-name="N0">
      <style:table-cell-properties fo:border="2pt solid #000000" style:vertical-align="middle" fo:wrap-option="wrap"/>
      <style:text-properties fo:color="#000000" fo:font-size="14pt" style:font-size-asian="14pt" style:font-size-complex="14pt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fo:color="#202122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Default" style:data-style-name="N0"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 fo:background-color="#000000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fo:background-color="#000000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/>
      <style:text-properties fo:color="#000000" fo:font-size="14pt" style:font-size-asian="14pt" style:font-size-complex="14pt"/>
    </style:style>
    <style:style style:name="co1" style:family="table-column">
      <style:table-column-properties fo:break-before="auto" style:column-width="6.604cm"/>
    </style:style>
    <style:style style:name="co2" style:family="table-column">
      <style:table-column-properties fo:break-before="auto" style:column-width="13.1021666666667cm"/>
    </style:style>
    <style:style style:name="co3" style:family="table-column">
      <style:table-column-properties fo:break-before="auto" style:column-width="10.922cm"/>
    </style:style>
    <style:style style:name="co4" style:family="table-column">
      <style:table-column-properties fo:break-before="auto" style:column-width="8.0856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Amino Acid observations in Data Frame</text:p>
          </table:table-cell>
          <table:table-cell office:value-type="string" table:style-name="ce1">
            <text:p>Minimum execution time out of 3 runs (seconds)</text:p>
          </table:table-cell>
          <table:table-cell office:value-type="string" table:style-name="ce1">
            <text:p>Mean execution time of 3 runs (seconds)</text:p>
          </table:table-cell>
          <table:table-cell office:value-type="string" table:style-name="ce1">
            <text:p>Maximum execution time out of 3 runs (seconds)</text:p>
          </table:table-cell>
          <table:table-cell table:number-columns-repeated="16380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.75146617199999" table:style-name="ce2">
            <text:p>1.751466172</text:p>
          </table:table-cell>
          <table:table-cell office:value-type="float" office:value="2.2432885840000001" table:style-name="ce2">
            <text:p>2.243288584</text:p>
          </table:table-cell>
          <table:table-cell office:value-type="float" office:value="3.2000290859999998" table:style-name="ce6">
            <text:p>3.200029086</text:p>
          </table:table-cell>
          <table:table-cell table:number-columns-repeated="16380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3.561274134" table:style-name="ce3">
            <text:p>3.561274134</text:p>
          </table:table-cell>
          <table:table-cell office:value-type="float" office:value="3.5778588203333301" table:style-name="ce5">
            <text:p>3.57785882</text:p>
          </table:table-cell>
          <table:table-cell office:value-type="float" office:value="3.5945111729999999" table:style-name="ce6">
            <text:p>3.594511173</text:p>
          </table:table-cell>
          <table:table-cell table:number-columns-repeated="16380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5.4276531480000001" table:style-name="ce4">
            <text:p>5.427653148</text:p>
          </table:table-cell>
          <table:table-cell office:value-type="float" office:value="5.5419334493333299" table:style-name="ce2">
            <text:p>5.541933449</text:p>
          </table:table-cell>
          <table:table-cell office:value-type="float" office:value="5.6123111579999998" table:style-name="ce6">
            <text:p>5.612311158</text:p>
          </table:table-cell>
          <table:table-cell table:number-columns-repeated="16380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float" office:value="20.896756832999898" table:style-name="ce3">
            <text:p>20.89675683</text:p>
          </table:table-cell>
          <table:table-cell office:value-type="float" office:value="21.340648906999999" table:style-name="ce5">
            <text:p>21.34064891</text:p>
          </table:table-cell>
          <table:table-cell office:value-type="float" office:value="21.888242986000002" table:style-name="ce6">
            <text:p>21.88824299</text:p>
          </table:table-cell>
          <table:table-cell table:number-columns-repeated="16380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39.966674657999903" table:style-name="ce3">
            <text:p>39.96667466</text:p>
          </table:table-cell>
          <table:table-cell office:value-type="float" office:value="40.581874409999998" table:style-name="ce6">
            <text:p>40.58187441</text:p>
          </table:table-cell>
          <table:table-cell office:value-type="float" office:value="41.514860465999902" table:style-name="ce6">
            <text:p>41.51486047</text:p>
          </table:table-cell>
          <table:table-cell table:number-columns-repeated="16380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1">
            <text:p>Column1</text:p>
          </table:table-cell>
          <table:table-cell table:number-columns-repeated="16383" table:style-name="ce1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 office:value-type="string" table:style-name="ce7">
            <text:p>Amino Acid observations in Data Frame</text:p>
          </table:table-cell>
          <table:table-cell office:value-type="string" table:style-name="ce8">
            <text:p>Pepfeature's function minimum execution time out of 3 runs (seconds)</text:p>
          </table:table-cell>
          <table:table-cell office:value-type="string" table:style-name="ce8">
            <text:p>Epitope's function minimum execution time out of 3 runs (seconds)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9">
            <text:p>10</text:p>
          </table:table-cell>
          <table:table-cell office:value-type="float" office:value="1.75146617199999" table:style-name="ce2">
            <text:p>1.751466172</text:p>
          </table:table-cell>
          <table:table-cell office:value-type="float" office:value="0.79300000000000004" table:style-name="ce1">
            <text:p>0.793</text:p>
          </table:table-cell>
          <table:table-cell table:number-columns-repeated="16381" table:style-name="ce1"/>
        </table:table-row>
        <table:table-row table:style-name="ro2">
          <table:table-cell office:value-type="float" office:value="50" table:style-name="ce9">
            <text:p>50</text:p>
          </table:table-cell>
          <table:table-cell office:value-type="float" office:value="3.561274134" table:style-name="ce11">
            <text:p>3.561274134</text:p>
          </table:table-cell>
          <table:table-cell office:value-type="float" office:value="3.27" table:style-name="ce1">
            <text:p>3.27</text:p>
          </table:table-cell>
          <table:table-cell table:number-columns-repeated="16381"/>
        </table:table-row>
        <table:table-row table:style-name="ro2">
          <table:table-cell office:value-type="float" office:value="100" table:style-name="ce9">
            <text:p>100</text:p>
          </table:table-cell>
          <table:table-cell office:value-type="float" office:value="5.4276531480000001" table:style-name="ce4">
            <text:p>5.427653148</text:p>
          </table:table-cell>
          <table:table-cell office:value-type="float" office:value="6.38" table:style-name="ce1">
            <text:p>6.38</text:p>
          </table:table-cell>
          <table:table-cell table:number-columns-repeated="16381"/>
        </table:table-row>
        <table:table-row table:style-name="ro2">
          <table:table-cell office:value-type="float" office:value="500" table:style-name="ce9">
            <text:p>500</text:p>
          </table:table-cell>
          <table:table-cell office:value-type="float" office:value="20.896756832999898" table:style-name="ce11">
            <text:p>20.89675683</text:p>
          </table:table-cell>
          <table:table-cell office:value-type="float" office:value="31.7" table:style-name="ce1">
            <text:p>31.7</text:p>
          </table:table-cell>
          <table:table-cell table:number-columns-repeated="16381"/>
        </table:table-row>
        <table:table-row table:style-name="ro2">
          <table:table-cell office:value-type="float" office:value="1000" table:style-name="ce10">
            <text:p>1000</text:p>
          </table:table-cell>
          <table:table-cell office:value-type="float" office:value="39.966674657999903" table:style-name="ce11">
            <text:p>39.96667466</text:p>
          </table:table-cell>
          <table:table-cell office:value-type="float" office:value="69.099999999999994" table:style-name="ce1">
            <text:p>69.1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table:style-name="ce1">
            <draw:frame draw:z-index="1" draw:id="id0" draw:style-name="a0" draw:name="Chart 2" svg:x="2.24167in" svg:y="0.14583in" svg:width="8.76667in" svg:height="4.5208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  <table:database-ranges>
        <table:database-range table:target-range-address="Sheet1.A1:Sheet1.D6" table:name="Table1" table:display-filter-buttons="true"/>
        <table:database-range table:target-range-address="Sheet1.A11:Sheet1.A12" table:name="Table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Essa khan</meta:initial-creator>
    <dc:creator>Essa khan</dc:creator>
    <meta:creation-date>2021-04-27T18:23:15Z</meta:creation-date>
    <dc:date>2021-04-27T18:46:0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25.5pt" svg:width="631.2pt" chart:style-name="Crt0">
        <chart:title chart:style-name="CT00">
          <text:p text:style-name="a0" text:class-names="" text:cond-style-name="">Size vs Minumum Tim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umber of Amino Acid observations in Data Fram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me (seconds)</text:p>
            </chart:title>
            <chart:grid chart:class="major" chart:style-name="GMa1"/>
          </chart:axis>
          <chart:series chart:label-cell-address="Sheet1.$B$15" chart:values-cell-range-address="Sheet1.$B$16:.$B$20" chart:class="chart:scatter" chart:attached-axis="primary-y" chart:style-name="G0S0">
            <chart:domain table:cell-range-address="Sheet1.$A$16:.$A$20"/>
            <chart:data-point chart:repeated="5"/>
          </chart:series>
          <chart:series chart:label-cell-address="Sheet1.$C$15" chart:values-cell-range-address="Sheet1.$C$16:.$C$20" chart:class="chart:scatter" chart:attached-axis="primary-y" chart:style-name="G0S1">
            <chart:domain table:cell-range-address="Sheet1.$A$16:.$A$20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